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2.3528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&gt;0" style:apply-style-name="Untitled1" style:base-cell-address="Sheet2.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map style:condition="cell-content()&gt;0" style:apply-style-name="Untitled2" style:base-cell-address="Sheet2.B2"/>
    </style:style>
    <style:style style:name="ce5" style:family="table-cell" style:parent-style-name="Default">
      <style:map style:condition="cell-content-is-between(50,99)" style:apply-style-name="Untitled5" style:base-cell-address="'89.77%'.B2"/>
      <style:map style:condition="cell-content()&gt;0" style:apply-style-name="Untitled6" style:base-cell-address="'89.77%'.B2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ag Description</text:p>
          </table:table-cell>
          <table:table-cell office:value-type="string">
            <text:p>Tag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office:value-type="string">
            <text:p>F measure</text:p>
          </table:table-cell>
        </table:table-row>
        <table:table-row table:style-name="ro2">
          <table:table-cell table:style-name="ce1" office:value-type="string">
            <text:p>Adjective (general or positive) (e.g. good, old, beautiful)</text:p>
          </table:table-cell>
          <table:table-cell office:value-type="string">
            <text:p>AJ0</text:p>
          </table:table-cell>
          <table:table-cell office:value-type="float" office:value="0.96854">
            <text:p>0.96854</text:p>
          </table:table-cell>
          <table:table-cell office:value-type="float" office:value="0.75359">
            <text:p>0.75359</text:p>
          </table:table-cell>
          <table:table-cell office:value-type="float" office:value="0.84765">
            <text:p>0.84765</text:p>
          </table:table-cell>
        </table:table-row>
        <table:table-row table:style-name="ro3">
          <table:table-cell table:style-name="ce1" office:value-type="string">
            <text:p>General adverb: an adverb not subclassified as AVP or AVQ (see below) (e.g. often, well, longer (adv.), furthest. [Note that adverbs, unlike adjectives, are not tagged as positive, comparative, or superlative.This is because of the relative rarity of comparative and superlative adverbs.]</text:p>
          </table:table-cell>
          <table:table-cell office:value-type="string">
            <text:p>AV0</text:p>
          </table:table-cell>
          <table:table-cell office:value-type="float" office:value="0.96163">
            <text:p>0.96163</text:p>
          </table:table-cell>
          <table:table-cell office:value-type="float" office:value="0.69168">
            <text:p>0.69168</text:p>
          </table:table-cell>
          <table:table-cell office:value-type="float" office:value="0.80461">
            <text:p>0.80461</text:p>
          </table:table-cell>
        </table:table-row>
        <table:table-row table:style-name="ro2">
          <table:table-cell table:style-name="ce1" office:value-type="string">
            <text:p>Reflexive pronoun (e.g. myself, yourself, itself, ourselves)</text:p>
          </table:table-cell>
          <table:table-cell office:value-type="string">
            <text:p>PNX</text:p>
          </table:table-cell>
          <table:table-cell office:value-type="float" office:value="0.91026">
            <text:p>0.91026</text:p>
          </table:table-cell>
          <table:table-cell office:value-type="float" office:value="0.94667">
            <text:p>0.94667</text:p>
          </table:table-cell>
          <table:table-cell office:value-type="float" office:value="0.9281">
            <text:p>0.9281</text:p>
          </table:table-cell>
        </table:table-row>
        <table:table-row table:style-name="ro1">
          <table:table-cell/>
          <table:table-cell office:value-type="string">
            <text:p>NP0</text:p>
          </table:table-cell>
          <table:table-cell office:value-type="float" office:value="0.86981">
            <text:p>0.86981</text:p>
          </table:table-cell>
          <table:table-cell office:value-type="float" office:value="0.69909">
            <text:p>0.69909</text:p>
          </table:table-cell>
          <table:table-cell office:value-type="float" office:value="0.77516">
            <text:p>0.77516</text:p>
          </table:table-cell>
        </table:table-row>
        <table:table-row table:style-name="ro1">
          <table:table-cell/>
          <table:table-cell office:value-type="string">
            <text:p>EX0</text:p>
          </table:table-cell>
          <table:table-cell office:value-type="float" office:value="0.85714">
            <text:p>0.85714</text:p>
          </table:table-cell>
          <table:table-cell office:value-type="float" office:value="0.96429">
            <text:p>0.96429</text:p>
          </table:table-cell>
          <table:table-cell office:value-type="float" office:value="0.90756">
            <text:p>0.90756</text:p>
          </table:table-cell>
        </table:table-row>
        <table:table-row table:style-name="ro1">
          <table:table-cell/>
          <table:table-cell office:value-type="string">
            <text:p>PNQ</text:p>
          </table:table-cell>
          <table:table-cell office:value-type="float" office:value="0.99317">
            <text:p>0.99317</text:p>
          </table:table-cell>
          <table:table-cell office:value-type="float" office:value="0.99658">
            <text:p>0.99658</text:p>
          </table:table-cell>
          <table:table-cell office:value-type="float" office:value="0.99487">
            <text:p>0.99487</text:p>
          </table:table-cell>
        </table:table-row>
        <table:table-row table:style-name="ro1">
          <table:table-cell/>
          <table:table-cell office:value-type="string">
            <text:p>PNP</text:p>
          </table:table-cell>
          <table:table-cell office:value-type="float" office:value="0.99617">
            <text:p>0.99617</text:p>
          </table:table-cell>
          <table:table-cell office:value-type="float" office:value="0.96079">
            <text:p>0.96079</text:p>
          </table:table-cell>
          <table:table-cell office:value-type="float" office:value="0.97816">
            <text:p>0.97816</text:p>
          </table:table-cell>
        </table:table-row>
        <table:table-row table:style-name="ro1">
          <table:table-cell/>
          <table:table-cell office:value-type="string">
            <text:p>ITJ</text:p>
          </table:table-cell>
          <table:table-cell office:value-type="float" office:value="0.10989">
            <text:p>0.10989</text:p>
          </table:table-cell>
          <table:table-cell office:value-type="float" office:value="0.83333">
            <text:p>0.83333</text:p>
          </table:table-cell>
          <table:table-cell office:value-type="float" office:value="0.19417">
            <text:p>0.19417</text:p>
          </table:table-cell>
        </table:table-row>
        <table:table-row table:style-name="ro1">
          <table:table-cell/>
          <table:table-cell office:value-type="string">
            <text:p>VM0</text:p>
          </table:table-cell>
          <table:table-cell office:value-type="float" office:value="0.98509">
            <text:p>0.98509</text:p>
          </table:table-cell>
          <table:table-cell office:value-type="float" office:value="0.95784">
            <text:p>0.95784</text:p>
          </table:table-cell>
          <table:table-cell office:value-type="float" office:value="0.97128">
            <text:p>0.97128</text:p>
          </table:table-cell>
        </table:table-row>
        <table:table-row table:style-name="ro1">
          <table:table-cell/>
          <table:table-cell office:value-type="string">
            <text:p>ZZ0</text:p>
          </table:table-cell>
          <table:table-cell office:value-type="float" office:value="0.48148">
            <text:p>0.48148</text:p>
          </table:table-cell>
          <table:table-cell office:value-type="float" office:value="0.72222">
            <text:p>0.72222</text:p>
          </table:table-cell>
          <table:table-cell office:value-type="float" office:value="0.57778">
            <text:p>0.57778</text:p>
          </table:table-cell>
        </table:table-row>
        <table:table-row table:style-name="ro1">
          <table:table-cell/>
          <table:table-cell office:value-type="string">
            <text:p>VB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F</text:p>
          </table:table-cell>
          <table:table-cell office:value-type="float" office:value="0.99721">
            <text:p>0.99721</text:p>
          </table:table-cell>
          <table:table-cell office:value-type="float" office:value="0.99907">
            <text:p>0.99907</text:p>
          </table:table-cell>
          <table:table-cell office:value-type="float" office:value="0.99814">
            <text:p>0.99814</text:p>
          </table:table-cell>
        </table:table-row>
        <table:table-row table:style-name="ro1">
          <table:table-cell/>
          <table:table-cell office:value-type="string">
            <text:p>PNI</text:p>
          </table:table-cell>
          <table:table-cell office:value-type="float" office:value="0.57088">
            <text:p>0.57088</text:p>
          </table:table-cell>
          <table:table-cell office:value-type="float" office:value="0.85632">
            <text:p>0.85632</text:p>
          </table:table-cell>
          <table:table-cell office:value-type="float" office:value="0.68506">
            <text:p>0.68506</text:p>
          </table:table-cell>
        </table:table-row>
        <table:table-row table:style-name="ro1">
          <table:table-cell/>
          <table:table-cell office:value-type="string">
            <text:p>CJS</text:p>
          </table:table-cell>
          <table:table-cell office:value-type="float" office:value="0.57327">
            <text:p>0.57327</text:p>
          </table:table-cell>
          <table:table-cell office:value-type="float" office:value="0.82833">
            <text:p>0.82833</text:p>
          </table:table-cell>
          <table:table-cell office:value-type="float" office:value="0.67759">
            <text:p>0.67759</text:p>
          </table:table-cell>
        </table:table-row>
        <table:table-row table:style-name="ro1">
          <table:table-cell/>
          <table:table-cell office:value-type="string">
            <text:p>PRP</text:p>
          </table:table-cell>
          <table:table-cell office:value-type="float" office:value="0.77633">
            <text:p>0.77633</text:p>
          </table:table-cell>
          <table:table-cell office:value-type="float" office:value="0.81234">
            <text:p>0.81234</text:p>
          </table:table-cell>
          <table:table-cell office:value-type="float" office:value="0.79393">
            <text:p>0.79393</text:p>
          </table:table-cell>
        </table:table-row>
        <table:table-row table:style-name="ro1">
          <table:table-cell/>
          <table:table-cell office:value-type="string">
            <text:p>CJT</text:p>
          </table:table-cell>
          <table:table-cell office:value-type="float" office:value="0.83616">
            <text:p>0.83616</text:p>
          </table:table-cell>
          <table:table-cell office:value-type="float" office:value="0.98339">
            <text:p>0.98339</text:p>
          </table:table-cell>
          <table:table-cell office:value-type="float" office:value="0.90382">
            <text:p>0.90382</text:p>
          </table:table-cell>
        </table:table-row>
        <table:table-row table:style-name="ro1">
          <table:table-cell/>
          <table:table-cell office:value-type="string">
            <text:p>ORD</text:p>
          </table:table-cell>
          <table:table-cell office:value-type="float" office:value="0.33495">
            <text:p>0.33495</text:p>
          </table:table-cell>
          <table:table-cell office:value-type="float" office:value="0.98571">
            <text:p>0.98571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AJC</text:p>
          </table:table-cell>
          <table:table-cell office:value-type="float" office:value="0.77922">
            <text:p>0.77922</text:p>
          </table:table-cell>
          <table:table-cell office:value-type="float" office:value="0.96">
            <text:p>0.96</text:p>
          </table:table-cell>
          <table:table-cell office:value-type="float" office:value="0.86022">
            <text:p>0.86022</text:p>
          </table:table-cell>
        </table:table-row>
        <table:table-row table:style-name="ro1">
          <table:table-cell/>
          <table:table-cell office:value-type="string">
            <text:p>VBZ</text:p>
          </table:table-cell>
          <table:table-cell office:value-type="float" office:value="1">
            <text:p>1</text:p>
          </table:table-cell>
          <table:table-cell office:value-type="float" office:value="0.9931">
            <text:p>0.9931</text:p>
          </table:table-cell>
          <table:table-cell office:value-type="float" office:value="0.99654">
            <text:p>0.99654</text:p>
          </table:table-cell>
        </table:table-row>
        <table:table-row table:style-name="ro1">
          <table:table-cell/>
          <table:table-cell office:value-type="string">
            <text:p>AVP</text:p>
          </table:table-cell>
          <table:table-cell office:value-type="float" office:value="0.36629">
            <text:p>0.36629</text:p>
          </table:table-cell>
          <table:table-cell office:value-type="float" office:value="0.85854">
            <text:p>0.85854</text:p>
          </table:table-cell>
          <table:table-cell office:value-type="float" office:value="0.51349">
            <text:p>0.51349</text:p>
          </table:table-cell>
        </table:table-row>
        <table:table-row table:style-name="ro1">
          <table:table-cell/>
          <table:table-cell office:value-type="string">
            <text:p>VBB</text:p>
          </table:table-cell>
          <table:table-cell office:value-type="float" office:value="0.98018">
            <text:p>0.98018</text:p>
          </table:table-cell>
          <table:table-cell office:value-type="float" office:value="0.99109">
            <text:p>0.99109</text:p>
          </table:table-cell>
          <table:table-cell office:value-type="float" office:value="0.9856">
            <text:p>0.9856</text:p>
          </table:table-cell>
        </table:table-row>
        <table:table-row table:style-name="ro1">
          <table:table-cell/>
          <table:table-cell office:value-type="string">
            <text:p>AVQ</text:p>
          </table:table-cell>
          <table:table-cell office:value-type="float" office:value="0.56383">
            <text:p>0.56383</text:p>
          </table:table-cell>
          <table:table-cell office:value-type="float" office:value="0.96364">
            <text:p>0.96364</text:p>
          </table:table-cell>
          <table:table-cell office:value-type="float" office:value="0.71141">
            <text:p>0.71141</text:p>
          </table:table-cell>
        </table:table-row>
        <table:table-row table:style-name="ro1">
          <table:table-cell/>
          <table:table-cell office:value-type="string">
            <text:p>VBG</text:p>
          </table:table-cell>
          <table:table-cell office:value-type="float" office:value="0.53333">
            <text:p>0.53333</text:p>
          </table:table-cell>
          <table:table-cell office:value-type="float" office:value="1">
            <text:p>1</text:p>
          </table:table-cell>
          <table:table-cell office:value-type="float" office:value="0.69565">
            <text:p>0.69565</text:p>
          </table:table-cell>
        </table:table-row>
        <table:table-row table:style-name="ro1">
          <table:table-cell/>
          <table:table-cell office:value-type="string">
            <text:p>VBD</text:p>
          </table:table-cell>
          <table:table-cell office:value-type="float" office:value="1">
            <text:p>1</text:p>
          </table:table-cell>
          <table:table-cell office:value-type="float" office:value="0.99766">
            <text:p>0.99766</text:p>
          </table:table-cell>
          <table:table-cell office:value-type="float" office:value="0.99883">
            <text:p>0.99883</text:p>
          </table:table-cell>
        </table:table-row>
        <table:table-row table:style-name="ro1">
          <table:table-cell/>
          <table:table-cell office:value-type="string">
            <text:p>VBI</text:p>
          </table:table-cell>
          <table:table-cell office:value-type="float" office:value="0.99626">
            <text:p>0.99626</text:p>
          </table:table-cell>
          <table:table-cell office:value-type="float" office:value="1">
            <text:p>1</text:p>
          </table:table-cell>
          <table:table-cell office:value-type="float" office:value="0.99813">
            <text:p>0.99813</text:p>
          </table:table-cell>
        </table:table-row>
        <table:table-row table:style-name="ro1">
          <table:table-cell/>
          <table:table-cell office:value-type="string">
            <text:p>DT0</text:p>
          </table:table-cell>
          <table:table-cell office:value-type="float" office:value="0.84027">
            <text:p>0.84027</text:p>
          </table:table-cell>
          <table:table-cell office:value-type="float" office:value="0.82195">
            <text:p>0.82195</text:p>
          </table:table-cell>
          <table:table-cell office:value-type="float" office:value="0.83101">
            <text:p>0.83101</text:p>
          </table:table-cell>
        </table:table-row>
        <table:table-row table:style-name="ro1">
          <table:table-cell/>
          <table:table-cell office:value-type="string">
            <text:p>UNC</text:p>
          </table:table-cell>
          <table:table-cell office:value-type="float" office:value="0.2439">
            <text:p>0.2439</text:p>
          </table:table-cell>
          <table:table-cell office:value-type="float" office:value="0.26316">
            <text:p>0.26316</text:p>
          </table:table-cell>
          <table:table-cell office:value-type="float" office:value="0.25316">
            <text:p>0.25316</text:p>
          </table:table-cell>
        </table:table-row>
        <table:table-row table:style-name="ro1">
          <table:table-cell/>
          <table:table-cell office:value-type="string">
            <text:p>AT0</text:p>
          </table:table-cell>
          <table:table-cell office:value-type="float" office:value="0.93053">
            <text:p>0.93053</text:p>
          </table:table-cell>
          <table:table-cell office:value-type="float" office:value="0.98498">
            <text:p>0.98498</text:p>
          </table:table-cell>
          <table:table-cell office:value-type="float" office:value="0.95698">
            <text:p>0.95698</text:p>
          </table:table-cell>
        </table:table-row>
        <table:table-row table:style-name="ro1">
          <table:table-cell/>
          <table:table-cell office:value-type="string">
            <text:p>VVZ</text:p>
          </table:table-cell>
          <table:table-cell office:value-type="float" office:value="0.8608">
            <text:p>0.8608</text:p>
          </table:table-cell>
          <table:table-cell office:value-type="float" office:value="0.83765">
            <text:p>0.83765</text:p>
          </table:table-cell>
          <table:table-cell office:value-type="float" office:value="0.84907">
            <text:p>0.84907</text:p>
          </table:table-cell>
        </table:table-row>
        <table:table-row table:style-name="ro1">
          <table:table-cell/>
          <table:table-cell office:value-type="string">
            <text:p>DPS</text:p>
          </table:table-cell>
          <table:table-cell office:value-type="float" office:value="0.93608">
            <text:p>0.93608</text:p>
          </table:table-cell>
          <table:table-cell office:value-type="float" office:value="0.99654">
            <text:p>0.99654</text:p>
          </table:table-cell>
          <table:table-cell office:value-type="float" office:value="0.96536">
            <text:p>0.96536</text:p>
          </table:table-cell>
        </table:table-row>
        <table:table-row table:style-name="ro1">
          <table:table-cell/>
          <table:table-cell office:value-type="string">
            <text:p>VVG</text:p>
          </table:table-cell>
          <table:table-cell office:value-type="float" office:value="0.7192">
            <text:p>0.7192</text:p>
          </table:table-cell>
          <table:table-cell office:value-type="float" office:value="0.91139">
            <text:p>0.91139</text:p>
          </table:table-cell>
          <table:table-cell office:value-type="float" office:value="0.80397">
            <text:p>0.80397</text:p>
          </table:table-cell>
        </table:table-row>
        <table:table-row table:style-name="ro1">
          <table:table-cell/>
          <table:table-cell office:value-type="string">
            <text:p>VVD</text:p>
          </table:table-cell>
          <table:table-cell office:value-type="float" office:value="0.68373">
            <text:p>0.68373</text:p>
          </table:table-cell>
          <table:table-cell office:value-type="float" office:value="0.46867">
            <text:p>0.46867</text:p>
          </table:table-cell>
          <table:table-cell office:value-type="float" office:value="0.55613">
            <text:p>0.55613</text:p>
          </table:table-cell>
        </table:table-row>
        <table:table-row table:style-name="ro1">
          <table:table-cell/>
          <table:table-cell office:value-type="string">
            <text:p>VVB</text:p>
          </table:table-cell>
          <table:table-cell office:value-type="float" office:value="0.31367">
            <text:p>0.31367</text:p>
          </table:table-cell>
          <table:table-cell office:value-type="float" office:value="0.47085">
            <text:p>0.47085</text:p>
          </table:table-cell>
          <table:table-cell office:value-type="float" office:value="0.37651">
            <text:p>0.37651</text:p>
          </table:table-cell>
        </table:table-row>
        <table:table-row table:style-name="ro1">
          <table:table-cell/>
          <table:table-cell office:value-type="string">
            <text:p>VHZ</text:p>
          </table:table-cell>
          <table:table-cell office:value-type="float" office:value="0.99712">
            <text:p>0.99712</text:p>
          </table:table-cell>
          <table:table-cell office:value-type="float" office:value="0.9914">
            <text:p>0.9914</text:p>
          </table:table-cell>
          <table:table-cell office:value-type="float" office:value="0.99425">
            <text:p>0.99425</text:p>
          </table:table-cell>
        </table:table-row>
        <table:table-row table:style-name="ro1">
          <table:table-cell/>
          <table:table-cell office:value-type="string">
            <text:p>VDN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VN</text:p>
          </table:table-cell>
          <table:table-cell office:value-type="float" office:value="0.60926">
            <text:p>0.60926</text:p>
          </table:table-cell>
          <table:table-cell office:value-type="float" office:value="0.87198">
            <text:p>0.87198</text:p>
          </table:table-cell>
          <table:table-cell office:value-type="float" office:value="0.71732">
            <text:p>0.71732</text:p>
          </table:table-cell>
        </table:table-row>
        <table:table-row table:style-name="ro1">
          <table:table-cell/>
          <table:table-cell office:value-type="string">
            <text:p>NN0</text:p>
          </table:table-cell>
          <table:table-cell office:value-type="float" office:value="0.93229">
            <text:p>0.93229</text:p>
          </table:table-cell>
          <table:table-cell office:value-type="float" office:value="0.93717">
            <text:p>0.93717</text:p>
          </table:table-cell>
          <table:table-cell office:value-type="float" office:value="0.93473">
            <text:p>0.93473</text:p>
          </table:table-cell>
        </table:table-row>
        <table:table-row table:style-name="ro1">
          <table:table-cell/>
          <table:table-cell office:value-type="string">
            <text:p>VDZ</text:p>
          </table:table-cell>
          <table:table-cell office:value-type="float" office:value="0.98438">
            <text:p>0.98438</text:p>
          </table:table-cell>
          <table:table-cell office:value-type="float" office:value="0.88732">
            <text:p>0.88732</text:p>
          </table:table-cell>
          <table:table-cell office:value-type="float" office:value="0.93333">
            <text:p>0.93333</text:p>
          </table:table-cell>
        </table:table-row>
        <table:table-row table:style-name="ro1">
          <table:table-cell/>
          <table:table-cell office:value-type="string">
            <text:p>NN1</text:p>
          </table:table-cell>
          <table:table-cell office:value-type="float" office:value="0.98612">
            <text:p>0.98612</text:p>
          </table:table-cell>
          <table:table-cell office:value-type="float" office:value="0.70843">
            <text:p>0.70843</text:p>
          </table:table-cell>
          <table:table-cell office:value-type="float" office:value="0.82452">
            <text:p>0.82452</text:p>
          </table:table-cell>
        </table:table-row>
        <table:table-row table:style-name="ro1">
          <table:table-cell/>
          <table:table-cell office:value-type="string">
            <text:p>NN2</text:p>
          </table:table-cell>
          <table:table-cell office:value-type="float" office:value="0.96237">
            <text:p>0.96237</text:p>
          </table:table-cell>
          <table:table-cell office:value-type="float" office:value="0.83457">
            <text:p>0.83457</text:p>
          </table:table-cell>
          <table:table-cell office:value-type="float" office:value="0.89393">
            <text:p>0.89393</text:p>
          </table:table-cell>
        </table:table-row>
        <table:table-row table:style-name="ro4">
          <table:table-cell/>
          <table:table-cell office:value-type="string">
            <text:p>TO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</table:table-row>
        <table:table-row table:style-name="ro1">
          <table:table-cell/>
          <table:table-cell office:value-type="string">
            <text:p>XX0</text:p>
          </table:table-cell>
          <table:table-cell office:value-type="float" office:value="0.58667">
            <text:p>0.58667</text:p>
          </table:table-cell>
          <table:table-cell office:value-type="float" office:value="1">
            <text:p>1</text:p>
          </table:table-cell>
          <table:table-cell office:value-type="float" office:value="0.7395">
            <text:p>0.7395</text:p>
          </table:table-cell>
        </table:table-row>
        <table:table-row table:style-name="ro1">
          <table:table-cell/>
          <table:table-cell office:value-type="string">
            <text:p>VVI</text:p>
          </table:table-cell>
          <table:table-cell office:value-type="float" office:value="0.50316">
            <text:p>0.50316</text:p>
          </table:table-cell>
          <table:table-cell office:value-type="float" office:value="0.61753">
            <text:p>0.61753</text:p>
          </table:table-cell>
          <table:table-cell office:value-type="float" office:value="0.55451">
            <text:p>0.55451</text:p>
          </table:table-cell>
        </table:table-row>
        <table:table-row table:style-name="ro1">
          <table:table-cell/>
          <table:table-cell office:value-type="string">
            <text:p>DTQ</text:p>
          </table:table-cell>
          <table:table-cell office:value-type="float" office:value="1">
            <text:p>1</text:p>
          </table:table-cell>
          <table:table-cell office:value-type="float" office:value="0.99245">
            <text:p>0.99245</text:p>
          </table:table-cell>
          <table:table-cell office:value-type="float" office:value="0.99621">
            <text:p>0.99621</text:p>
          </table:table-cell>
        </table:table-row>
        <table:table-row table:style-name="ro1">
          <table:table-cell/>
          <table:table-cell office:value-type="string">
            <text:p>VDD</text:p>
          </table:table-cell>
          <table:table-cell office:value-type="float" office:value="1">
            <text:p>1</text:p>
          </table:table-cell>
          <table:table-cell office:value-type="float" office:value="0.88889">
            <text:p>0.88889</text:p>
          </table:table-cell>
          <table:table-cell office:value-type="float" office:value="0.94118">
            <text:p>0.94118</text:p>
          </table:table-cell>
        </table:table-row>
        <table:table-row table:style-name="ro1">
          <table:table-cell/>
          <table:table-cell office:value-type="string">
            <text:p>VDB</text:p>
          </table:table-cell>
          <table:table-cell office:value-type="float" office:value="0.46835">
            <text:p>0.46835</text:p>
          </table:table-cell>
          <table:table-cell office:value-type="float" office:value="0.45679">
            <text:p>0.45679</text:p>
          </table:table-cell>
          <table:table-cell office:value-type="float" office:value="0.4625">
            <text:p>0.4625</text:p>
          </table:table-cell>
        </table:table-row>
        <table:table-row table:style-name="ro1">
          <table:table-cell/>
          <table:table-cell office:value-type="string">
            <text:p>VHN</text:p>
          </table:table-cell>
          <table:table-cell office:value-type="float" office:value="0.03883">
            <text:p>0.03883</text:p>
          </table:table-cell>
          <table:table-cell office:value-type="float" office:value="0.61538">
            <text:p>0.61538</text:p>
          </table:table-cell>
          <table:table-cell office:value-type="float" office:value="0.07306">
            <text:p>0.07306</text:p>
          </table:table-cell>
        </table:table-row>
        <table:table-row table:style-name="ro1">
          <table:table-cell/>
          <table:table-cell office:value-type="string">
            <text:p>VHI</text:p>
          </table:table-cell>
          <table:table-cell office:value-type="float" office:value="0.46154">
            <text:p>0.46154</text:p>
          </table:table-cell>
          <table:table-cell office:value-type="float" office:value="0.31343">
            <text:p>0.31343</text:p>
          </table:table-cell>
          <table:table-cell office:value-type="float" office:value="0.37333">
            <text:p>0.37333</text:p>
          </table:table-cell>
        </table:table-row>
        <table:table-row table:style-name="ro1">
          <table:table-cell/>
          <table:table-cell office:value-type="string">
            <text:p>VHG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JS</text:p>
          </table:table-cell>
          <table:table-cell office:value-type="float" office:value="0.12849">
            <text:p>0.12849</text:p>
          </table:table-cell>
          <table:table-cell office:value-type="float" office:value="0.92">
            <text:p>0.92</text:p>
          </table:table-cell>
          <table:table-cell office:value-type="float" office:value="0.22549">
            <text:p>0.22549</text:p>
          </table:table-cell>
        </table:table-row>
        <table:table-row table:style-name="ro1">
          <table:table-cell/>
          <table:table-cell office:value-type="string">
            <text:p>VHD</text:p>
          </table:table-cell>
          <table:table-cell office:value-type="float" office:value="0.79452">
            <text:p>0.79452</text:p>
          </table:table-cell>
          <table:table-cell office:value-type="float" office:value="0.80556">
            <text:p>0.80556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/>
          <table:table-cell office:value-type="string">
            <text:p>VDI</text:p>
          </table:table-cell>
          <table:table-cell office:value-type="float" office:value="0.45333">
            <text:p>0.45333</text:p>
          </table:table-cell>
          <table:table-cell office:value-type="float" office:value="0.94444">
            <text:p>0.94444</text:p>
          </table:table-cell>
          <table:table-cell office:value-type="float" office:value="0.61261">
            <text:p>0.61261</text:p>
          </table:table-cell>
        </table:table-row>
        <table:table-row table:style-name="ro1">
          <table:table-cell/>
          <table:table-cell office:value-type="string">
            <text:p>CJC</text:p>
          </table:table-cell>
          <table:table-cell office:value-type="float" office:value="0.99827">
            <text:p>0.99827</text:p>
          </table:table-cell>
          <table:table-cell office:value-type="float" office:value="0.99741">
            <text:p>0.99741</text:p>
          </table:table-cell>
          <table:table-cell office:value-type="float" office:value="0.99784">
            <text:p>0.99784</text:p>
          </table:table-cell>
        </table:table-row>
        <table:table-row table:style-name="ro1">
          <table:table-cell/>
          <table:table-cell office:value-type="string">
            <text:p>VHB</text:p>
          </table:table-cell>
          <table:table-cell office:value-type="float" office:value="0.58371">
            <text:p>0.58371</text:p>
          </table:table-cell>
          <table:table-cell office:value-type="float" office:value="0.72067">
            <text:p>0.72067</text:p>
          </table:table-cell>
          <table:table-cell office:value-type="float" office:value="0.645">
            <text:p>0.645</text:p>
          </table:table-cell>
        </table:table-row>
        <table:table-row table:style-name="ro1">
          <table:table-cell/>
          <table:table-cell office:value-type="string">
            <text:p>VDG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85714">
            <text:p>0.85714</text:p>
          </table:table-cell>
        </table:table-row>
        <table:table-row table:style-name="ro1">
          <table:table-cell/>
          <table:table-cell office:value-type="string">
            <text:p>CRD</text:p>
          </table:table-cell>
          <table:table-cell office:value-type="float" office:value="0.95992">
            <text:p>0.95992</text:p>
          </table:table-cell>
          <table:table-cell office:value-type="float" office:value="0.78856">
            <text:p>0.78856</text:p>
          </table:table-cell>
          <table:table-cell office:value-type="float" office:value="0.86584">
            <text:p>0.86584</text:p>
          </table:table-cell>
        </table:table-row>
        <table:table-row table:style-name="ro1">
          <table:table-cell/>
          <table:table-cell office:value-type="string">
            <text:p>PUN</text:p>
          </table:table-cell>
          <table:table-cell office:value-type="float" office:value="0.94536">
            <text:p>0.94536</text:p>
          </table:table-cell>
          <table:table-cell office:value-type="float" office:value="1">
            <text:p>1</text:p>
          </table:table-cell>
          <table:table-cell office:value-type="float" office:value="0.97191">
            <text:p>0.97191</text:p>
          </table:table-cell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ce3"/>
        <table:table-column table:style-name="co2" table:number-columns-repeated="1022" table:default-cell-style-name="Default"/>
        <table:table-row table:style-name="ro1">
          <table:table-cell table:style-name="ce2"/>
          <table:table-cell table:style-name="ce3" office:value-type="string">
            <text:p>AV0</text:p>
          </table:table-cell>
          <table:table-cell table:style-name="ce3" office:value-type="string">
            <text:p>AJ0</text:p>
          </table:table-cell>
          <table:table-cell table:style-name="ce3" office:value-type="string">
            <text:p>PNX</text:p>
          </table:table-cell>
          <table:table-cell table:style-name="ce3" office:value-type="string">
            <text:p>NP0</text:p>
          </table:table-cell>
          <table:table-cell table:style-name="ce3" office:value-type="string">
            <text:p>EX0</text:p>
          </table:table-cell>
          <table:table-cell table:style-name="ce3" office:value-type="string">
            <text:p>PNQ</text:p>
          </table:table-cell>
          <table:table-cell table:style-name="ce3" office:value-type="string">
            <text:p>PNP</text:p>
          </table:table-cell>
          <table:table-cell table:style-name="ce3" office:value-type="string">
            <text:p>ITJ</text:p>
          </table:table-cell>
          <table:table-cell table:style-name="ce3" office:value-type="string">
            <text:p>VM0</text:p>
          </table:table-cell>
          <table:table-cell table:style-name="ce3" office:value-type="string">
            <text:p>ZZ0</text:p>
          </table:table-cell>
          <table:table-cell table:style-name="ce3" office:value-type="string">
            <text:p>VBN</text:p>
          </table:table-cell>
          <table:table-cell table:style-name="ce3" office:value-type="string">
            <text:p>PRF</text:p>
          </table:table-cell>
          <table:table-cell table:style-name="ce3" office:value-type="string">
            <text:p>PNI</text:p>
          </table:table-cell>
          <table:table-cell table:style-name="ce3" office:value-type="string">
            <text:p>CJS</text:p>
          </table:table-cell>
          <table:table-cell table:style-name="ce3" office:value-type="string">
            <text:p>PRP</text:p>
          </table:table-cell>
          <table:table-cell table:style-name="ce3" office:value-type="string">
            <text:p>CJT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AJC</text:p>
          </table:table-cell>
          <table:table-cell table:style-name="ce3" office:value-type="string">
            <text:p>VBZ</text:p>
          </table:table-cell>
          <table:table-cell table:style-name="ce3" office:value-type="string">
            <text:p>AVP</text:p>
          </table:table-cell>
          <table:table-cell table:style-name="ce3" office:value-type="string">
            <text:p>VBB</text:p>
          </table:table-cell>
          <table:table-cell table:style-name="ce3" office:value-type="string">
            <text:p>AVQ</text:p>
          </table:table-cell>
          <table:table-cell table:style-name="ce3" office:value-type="string">
            <text:p>VBG</text:p>
          </table:table-cell>
          <table:table-cell table:style-name="ce3" office:value-type="string">
            <text:p>VBD</text:p>
          </table:table-cell>
          <table:table-cell table:style-name="ce3" office:value-type="string">
            <text:p>VBI</text:p>
          </table:table-cell>
          <table:table-cell table:style-name="ce3" office:value-type="string">
            <text:p>DT0</text:p>
          </table:table-cell>
          <table:table-cell table:style-name="ce3" office:value-type="string">
            <text:p>UNC</text:p>
          </table:table-cell>
          <table:table-cell table:style-name="ce3" office:value-type="string">
            <text:p>AT0</text:p>
          </table:table-cell>
          <table:table-cell table:style-name="ce3" office:value-type="string">
            <text:p>VVZ</text:p>
          </table:table-cell>
          <table:table-cell table:style-name="ce3" office:value-type="string">
            <text:p>DPS</text:p>
          </table:table-cell>
          <table:table-cell table:style-name="ce3" office:value-type="string">
            <text:p>VVG</text:p>
          </table:table-cell>
          <table:table-cell table:style-name="ce3" office:value-type="string">
            <text:p>VVD</text:p>
          </table:table-cell>
          <table:table-cell table:style-name="ce3" office:value-type="string">
            <text:p>VVB</text:p>
          </table:table-cell>
          <table:table-cell table:style-name="ce3" office:value-type="string">
            <text:p>VHZ</text:p>
          </table:table-cell>
          <table:table-cell table:style-name="ce3" office:value-type="string">
            <text:p>VDN</text:p>
          </table:table-cell>
          <table:table-cell table:style-name="ce3" office:value-type="string">
            <text:p>VVN</text:p>
          </table:table-cell>
          <table:table-cell table:style-name="ce3" office:value-type="string">
            <text:p>NN0</text:p>
          </table:table-cell>
          <table:table-cell table:style-name="ce3" office:value-type="string">
            <text:p>VDZ</text:p>
          </table:table-cell>
          <table:table-cell table:style-name="ce3" office:value-type="string">
            <text:p>NN1</text:p>
          </table:table-cell>
          <table:table-cell table:style-name="ce3" office:value-type="string">
            <text:p>NN2</text:p>
          </table:table-cell>
          <table:table-cell table:style-name="ce3" office:value-type="string">
            <text:p>TO0</text:p>
          </table:table-cell>
          <table:table-cell table:style-name="ce3" office:value-type="string">
            <text:p>XX0</text:p>
          </table:table-cell>
          <table:table-cell table:style-name="ce3" office:value-type="string">
            <text:p>VVI</text:p>
          </table:table-cell>
          <table:table-cell table:style-name="ce3" office:value-type="string">
            <text:p>DTQ</text:p>
          </table:table-cell>
          <table:table-cell table:style-name="ce3" office:value-type="string">
            <text:p>VDD</text:p>
          </table:table-cell>
          <table:table-cell table:style-name="ce3" office:value-type="string">
            <text:p>VDB</text:p>
          </table:table-cell>
          <table:table-cell table:style-name="ce3" office:value-type="string">
            <text:p>VHN</text:p>
          </table:table-cell>
          <table:table-cell table:style-name="ce3" office:value-type="string">
            <text:p>VHI</text:p>
          </table:table-cell>
          <table:table-cell table:style-name="ce3" office:value-type="string">
            <text:p>VHG</text:p>
          </table:table-cell>
          <table:table-cell table:style-name="ce3" office:value-type="string">
            <text:p>AJS</text:p>
          </table:table-cell>
          <table:table-cell table:style-name="ce3" office:value-type="string">
            <text:p>VHD</text:p>
          </table:table-cell>
          <table:table-cell table:style-name="ce3" office:value-type="string">
            <text:p>VDI</text:p>
          </table:table-cell>
          <table:table-cell table:style-name="ce3" office:value-type="string">
            <text:p>CJC</text:p>
          </table:table-cell>
          <table:table-cell table:style-name="ce3" office:value-type="string">
            <text:p>VHB</text:p>
          </table:table-cell>
          <table:table-cell table:style-name="ce3" office:value-type="string">
            <text:p>VDG</text:p>
          </table:table-cell>
          <table:table-cell table:style-name="ce3" office:value-type="string">
            <text:p>CRD</text:p>
          </table:table-cell>
          <table:table-cell table:style-name="ce3" office:value-type="string">
            <text:p>PUN</text:p>
          </table:table-cell>
          <table:table-cell table:style-name="ce3" table:number-columns-repeated="965"/>
        </table:table-row>
        <table:table-row table:style-name="ro4">
          <table:table-cell office:value-type="string">
            <text:p>AV0</text:p>
          </table:table-cell>
          <table:table-cell table:style-name="ce4" office:value-type="float" office:value="1604">
            <text:p>1604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89">
            <text:p>89</text:p>
          </table:table-cell>
          <table:table-cell table:number-columns-repeated="2" table:style-name="ce4" office:value-type="float" office:value="6">
            <text:p>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AJ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202">
            <text:p>320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37">
            <text:p>23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3">
            <text:p>4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965"/>
        </table:table-row>
        <table:table-row table:style-name="ro4">
          <table:table-cell office:value-type="string">
            <text:p>PNX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42">
            <text:p>142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4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NP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991">
            <text:p>199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3">
            <text:p>1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25">
            <text:p>2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12">
            <text:p>21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965"/>
        </table:table-row>
        <table:table-row table:style-name="ro4">
          <table:table-cell office:value-type="string">
            <text:p>EX0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2">
            <text:p>162</text:p>
          </table:table-cell>
          <table:table-cell table:number-columns-repeated="31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0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PNQ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91">
            <text:p>29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4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PNP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083">
            <text:p>208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59">
            <text:p>59</text:p>
          </table:table-cell>
          <table:table-cell table:number-columns-repeated="2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ITJ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19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9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M0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727">
            <text:p>727</text:p>
          </table:table-cell>
          <table:table-cell table:number-columns-repeated="2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ZZ0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number-columns-repeated="17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29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BN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190">
            <text:p>190</text:p>
          </table:table-cell>
          <table:table-cell table:number-columns-repeated="46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PRF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2143">
            <text:p>2143</text:p>
          </table:table-cell>
          <table:table-cell table:number-columns-repeated="4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PNI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49">
            <text:p>149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7"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CJS</text:p>
          </table:table-cell>
          <table:table-cell table:number-columns-repeated="13" table:style-name="ce4" office:value-type="float" office:value="0">
            <text:p>0</text:p>
          </table:table-cell>
          <table:table-cell table:style-name="ce4" office:value-type="float" office:value="579">
            <text:p>579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57">
            <text:p>57</text:p>
          </table:table-cell>
          <table:table-cell table:number-columns-repeated="13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PRP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238">
            <text:p>423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66">
            <text:p>56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965"/>
        </table:table-row>
        <table:table-row table:style-name="ro4">
          <table:table-cell office:value-type="string">
            <text:p>CJT</text:p>
          </table:table-cell>
          <table:table-cell table:number-columns-repeated="15" table:style-name="ce4" office:value-type="float" office:value="0">
            <text:p>0</text:p>
          </table:table-cell>
          <table:table-cell table:style-name="ce4" office:value-type="float" office:value="592">
            <text:p>592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30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ORD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138">
            <text:p>138</text:p>
          </table:table-cell>
          <table:table-cell table:number-columns-repeated="39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AJC</text:p>
          </table:table-cell>
          <table:table-cell table:number-columns-repeated="17" table:style-name="ce4" office:value-type="float" office:value="0">
            <text:p>0</text:p>
          </table:table-cell>
          <table:table-cell table:style-name="ce4" office:value-type="float" office:value="120">
            <text:p>120</text:p>
          </table:table-cell>
          <table:table-cell table:number-columns-repeated="17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10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BZ</text:p>
          </table:table-cell>
          <table:table-cell table:number-columns-repeated="18" table:style-name="ce4" office:value-type="float" office:value="0">
            <text:p>0</text:p>
          </table:table-cell>
          <table:table-cell table:style-name="ce4" office:value-type="float" office:value="1151">
            <text:p>1151</text:p>
          </table:table-cell>
          <table:table-cell table:number-columns-repeated="26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AVP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52">
            <text:p>352</text:p>
          </table:table-cell>
          <table:table-cell table:number-columns-repeated="3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VBB</text:p>
          </table:table-cell>
          <table:table-cell table:number-columns-repeated="20" table:style-name="ce4" office:value-type="float" office:value="0">
            <text:p>0</text:p>
          </table:table-cell>
          <table:table-cell table:style-name="ce4" office:value-type="float" office:value="445">
            <text:p>44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0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AVQ</text:p>
          </table:table-cell>
          <table:table-cell table:number-columns-repeated="1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59">
            <text:p>159</text:p>
          </table:table-cell>
          <table:table-cell table:number-columns-repeated="1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0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VBG</text:p>
          </table:table-cell>
          <table:table-cell table:number-columns-repeated="22" table:style-name="ce4" office:value-type="float" office:value="0">
            <text:p>0</text:p>
          </table:table-cell>
          <table:table-cell table:style-name="ce4" office:value-type="float" office:value="56">
            <text:p>56</text:p>
          </table:table-cell>
          <table:table-cell table:number-columns-repeated="34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BD</text:p>
          </table:table-cell>
          <table:table-cell table:number-columns-repeated="23" table:style-name="ce4" office:value-type="float" office:value="0">
            <text:p>0</text:p>
          </table:table-cell>
          <table:table-cell table:style-name="ce4" office:value-type="float" office:value="426">
            <text:p>426</text:p>
          </table:table-cell>
          <table:table-cell table:number-columns-repeated="21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BI</text:p>
          </table:table-cell>
          <table:table-cell table:number-columns-repeated="24" table:style-name="ce4" office:value-type="float" office:value="0">
            <text:p>0</text:p>
          </table:table-cell>
          <table:table-cell table:style-name="ce4" office:value-type="float" office:value="533">
            <text:p>533</text:p>
          </table:table-cell>
          <table:table-cell table:number-columns-repeated="32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DT0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4">
            <text:p>4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110">
            <text:p>110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1131">
            <text:p>1131</text:p>
          </table:table-cell>
          <table:table-cell table:number-columns-repeated="30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965"/>
        </table:table-row>
        <table:table-row table:style-name="ro4">
          <table:table-cell office:value-type="string">
            <text:p>UNC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7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AT0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number-columns-repeated="17" table:style-name="ce4" office:value-type="float" office:value="0">
            <text:p>0</text:p>
          </table:table-cell>
          <table:table-cell table:style-name="ce4" office:value-type="float" office:value="5639">
            <text:p>5639</text:p>
          </table:table-cell>
          <table:table-cell table:number-columns-repeated="28" table:style-name="ce4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number-columns-repeated="965"/>
        </table:table-row>
        <table:table-row table:style-name="ro4">
          <table:table-cell office:value-type="string">
            <text:p>VVZ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841">
            <text:p>84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9">
            <text:p>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">
            <text:p>9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7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DPS</text:p>
          </table:table-cell>
          <table:table-cell table:number-columns-repeated="29" table:style-name="ce4" office:value-type="float" office:value="0">
            <text:p>0</text:p>
          </table:table-cell>
          <table:table-cell table:style-name="ce4" office:value-type="float" office:value="864">
            <text:p>864</text:p>
          </table:table-cell>
          <table:table-cell table:number-columns-repeated="26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965"/>
        </table:table-row>
        <table:table-row table:style-name="ro4">
          <table:table-cell office:value-type="string">
            <text:p>VVG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48">
            <text:p>648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3">
            <text:p>2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965"/>
        </table:table-row>
        <table:table-row table:style-name="ro4">
          <table:table-cell office:value-type="string">
            <text:p>VVD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74">
            <text:p>374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48">
            <text:p>248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VVB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20">
            <text:p>42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43">
            <text:p>4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09">
            <text:p>309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965"/>
        </table:table-row>
        <table:table-row table:style-name="ro4">
          <table:table-cell office:value-type="string">
            <text:p>VHZ</text:p>
          </table:table-cell>
          <table:table-cell table:number-columns-repeated="33" table:style-name="ce4" office:value-type="float" office:value="0">
            <text:p>0</text:p>
          </table:table-cell>
          <table:table-cell table:style-name="ce4" office:value-type="float" office:value="346">
            <text:p>346</text:p>
          </table:table-cell>
          <table:table-cell table:number-columns-repeated="11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VDN</text:p>
          </table:table-cell>
          <table:table-cell table:number-columns-repeated="34"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number-columns-repeated="22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VN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53">
            <text:p>1553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4">
            <text:p>1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965"/>
        </table:table-row>
        <table:table-row table:style-name="ro4">
          <table:table-cell office:value-type="string">
            <text:p>NN0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VDZ</text:p>
          </table:table-cell>
          <table:table-cell table:number-columns-repeated="37" table:style-name="ce4" office:value-type="float" office:value="0">
            <text:p>0</text:p>
          </table:table-cell>
          <table:table-cell table:style-name="ce4" office:value-type="float" office:value="63">
            <text:p>63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NN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28">
            <text:p>22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101">
            <text:p>10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506">
            <text:p>50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39">
            <text:p>139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6893">
            <text:p>6893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462">
            <text:p>46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22">
            <text:p>122</text:p>
          </table:table-cell>
          <table:table-cell table:style-name="ce4" office:value-type="float" office:value="13">
            <text:p>1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3">
            <text:p>53</text:p>
          </table:table-cell>
          <table:table-cell table:number-columns-repeated="965"/>
        </table:table-row>
        <table:table-row table:style-name="ro4">
          <table:table-cell office:value-type="string">
            <text:p>NN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3">
            <text:p>5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27">
            <text:p>127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45">
            <text:p>4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83">
            <text:p>258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6">
            <text:p>36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7">
            <text:p>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965"/>
        </table:table-row>
        <table:table-row table:style-name="ro4">
          <table:table-cell office:value-type="string">
            <text:p>TO0</text:p>
          </table:table-cell>
          <table:table-cell table:number-columns-repeated="14" table:style-name="ce4" office:value-type="float" office:value="0">
            <text:p>0</text:p>
          </table:table-cell>
          <table:table-cell table:style-name="ce4" office:value-type="float" office:value="1119">
            <text:p>1119</text:p>
          </table:table-cell>
          <table:table-cell table:number-columns-repeated="41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XX0</text:p>
          </table:table-cell>
          <table:table-cell table:number-columns-repeated="41" table:style-name="ce4" office:value-type="float" office:value="0">
            <text:p>0</text:p>
          </table:table-cell>
          <table:table-cell table:style-name="ce4" office:value-type="float" office:value="264">
            <text:p>264</text:p>
          </table:table-cell>
          <table:table-cell table:number-columns-repeated="15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VI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395">
            <text:p>39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2">
            <text:p>52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796">
            <text:p>796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number-columns-repeated="965"/>
        </table:table-row>
        <table:table-row table:style-name="ro4">
          <table:table-cell office:value-type="string">
            <text:p>DTQ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39" table:style-name="ce4" office:value-type="float" office:value="0">
            <text:p>0</text:p>
          </table:table-cell>
          <table:table-cell table:style-name="ce4" office:value-type="float" office:value="657">
            <text:p>657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965"/>
        </table:table-row>
        <table:table-row table:style-name="ro4">
          <table:table-cell office:value-type="string">
            <text:p>VDD</text:p>
          </table:table-cell>
          <table:table-cell table:number-columns-repeated="44" table:style-name="ce4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4">
            <text:p>4</text:p>
          </table:table-cell>
          <table:table-cell table:number-columns-repeated="11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DB</text:p>
          </table:table-cell>
          <table:table-cell table:number-columns-repeated="3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41">
            <text:p>41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HN</text:p>
          </table:table-cell>
          <table:table-cell table:number-columns-repeated="46" table:style-name="ce4" office:value-type="float" office:value="0">
            <text:p>0</text:p>
          </table:table-cell>
          <table:table-cell table:style-name="ce4" office:value-type="float" office:value="8">
            <text:p>8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HI</text:p>
          </table:table-cell>
          <table:table-cell table:number-columns-repeated="47" table:style-name="ce4" office:value-type="float" office:value="0">
            <text:p>0</text:p>
          </table:table-cell>
          <table:table-cell table:style-name="ce4" office:value-type="float" office:value="42">
            <text:p>4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92">
            <text:p>92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HG</text:p>
          </table:table-cell>
          <table:table-cell table:number-columns-repeated="48" table:style-name="ce4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AJS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1" table:style-name="ce4" office:value-type="float" office:value="0">
            <text:p>0</text:p>
          </table:table-cell>
          <table:table-cell table:style-name="ce4" office:value-type="float" office:value="46">
            <text:p>46</text:p>
          </table:table-cell>
          <table:table-cell table:number-columns-repeated="6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65"/>
        </table:table-row>
        <table:table-row table:style-name="ro4">
          <table:table-cell office:value-type="string">
            <text:p>VHD</text:p>
          </table:table-cell>
          <table:table-cell table:number-columns-repeated="46" table:style-name="ce4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16">
            <text:p>116</text:p>
          </table:table-cell>
          <table:table-cell table:number-columns-repeated="6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DI</text:p>
          </table:table-cell>
          <table:table-cell table:number-columns-repeated="4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34">
            <text:p>34</text:p>
          </table:table-cell>
          <table:table-cell table:number-columns-repeated="5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CJC</text:p>
          </table:table-cell>
          <table:table-cell table:number-columns-repeated="52" table:style-name="ce4" office:value-type="float" office:value="0">
            <text:p>0</text:p>
          </table:table-cell>
          <table:table-cell table:style-name="ce4" office:value-type="float" office:value="2313">
            <text:p>2313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number-columns-repeated="965"/>
        </table:table-row>
        <table:table-row table:style-name="ro4">
          <table:table-cell office:value-type="string">
            <text:p>VHB</text:p>
          </table:table-cell>
          <table:table-cell table:number-columns-repeated="4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9">
            <text:p>49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29">
            <text:p>129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VDG</text:p>
          </table:table-cell>
          <table:table-cell table:number-columns-repeated="54" table:style-name="ce4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965"/>
        </table:table-row>
        <table:table-row table:style-name="ro4">
          <table:table-cell office:value-type="string">
            <text:p>CRD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56">
            <text:p>56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number-columns-repeated="10"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455">
            <text:p>455</text:p>
          </table:table-cell>
          <table:table-cell table:style-name="ce4" office:value-type="float" office:value="4">
            <text:p>4</text:p>
          </table:table-cell>
          <table:table-cell table:number-columns-repeated="965"/>
        </table:table-row>
        <table:table-row table:style-name="ro4">
          <table:table-cell office:value-type="string">
            <text:p>PUN</text:p>
          </table:table-cell>
          <table:table-cell table:number-columns-repeated="56" table:style-name="ce4" office:value-type="float" office:value="0">
            <text:p>0</text:p>
          </table:table-cell>
          <table:table-cell table:style-name="ce4" office:value-type="float" office:value="2595">
            <text:p>2595</text:p>
          </table:table-cell>
          <table:table-cell table:number-columns-repeated="965"/>
        </table:table-row>
        <table:table-row table:style-name="ro1" table:number-rows-repeated="104851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89.77%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57" table:default-cell-style-name="ce5"/>
        <table:table-row table:style-name="ro1">
          <table:table-cell/>
          <table:table-cell table:style-name="Default" office:value-type="string">
            <text:p>AJ0</text:p>
          </table:table-cell>
          <table:table-cell table:style-name="Default" office:value-type="string">
            <text:p>AV0</text:p>
          </table:table-cell>
          <table:table-cell table:style-name="Default" office:value-type="string">
            <text:p>PNX</text:p>
          </table:table-cell>
          <table:table-cell table:style-name="Default" office:value-type="string">
            <text:p>NP0</text:p>
          </table:table-cell>
          <table:table-cell table:style-name="Default" office:value-type="string">
            <text:p>EX0</text:p>
          </table:table-cell>
          <table:table-cell table:style-name="Default" office:value-type="string">
            <text:p>PNQ</text:p>
          </table:table-cell>
          <table:table-cell table:style-name="Default" office:value-type="string">
            <text:p>PNP</text:p>
          </table:table-cell>
          <table:table-cell table:style-name="Default" office:value-type="string">
            <text:p>ITJ</text:p>
          </table:table-cell>
          <table:table-cell table:style-name="Default" office:value-type="string">
            <text:p>VM0</text:p>
          </table:table-cell>
          <table:table-cell table:style-name="Default" office:value-type="string">
            <text:p>ZZ0</text:p>
          </table:table-cell>
          <table:table-cell table:style-name="Default" office:value-type="string">
            <text:p>VBN</text:p>
          </table:table-cell>
          <table:table-cell table:style-name="Default" office:value-type="string">
            <text:p>PRF</text:p>
          </table:table-cell>
          <table:table-cell table:style-name="Default" office:value-type="string">
            <text:p>PNI</text:p>
          </table:table-cell>
          <table:table-cell table:style-name="Default" office:value-type="string">
            <text:p>CJS</text:p>
          </table:table-cell>
          <table:table-cell table:style-name="Default" office:value-type="string">
            <text:p>PRP</text:p>
          </table:table-cell>
          <table:table-cell table:style-name="Default" office:value-type="string">
            <text:p>CJT</text:p>
          </table:table-cell>
          <table:table-cell table:style-name="Default" office:value-type="string">
            <text:p>ORD</text:p>
          </table:table-cell>
          <table:table-cell table:style-name="Default" office:value-type="string">
            <text:p>AJC</text:p>
          </table:table-cell>
          <table:table-cell table:style-name="Default" office:value-type="string">
            <text:p>VBZ</text:p>
          </table:table-cell>
          <table:table-cell table:style-name="Default" office:value-type="string">
            <text:p>AVP</text:p>
          </table:table-cell>
          <table:table-cell table:style-name="Default" office:value-type="string">
            <text:p>VBB</text:p>
          </table:table-cell>
          <table:table-cell table:style-name="Default" office:value-type="string">
            <text:p>AVQ</text:p>
          </table:table-cell>
          <table:table-cell table:style-name="Default" office:value-type="string">
            <text:p>VBG</text:p>
          </table:table-cell>
          <table:table-cell table:style-name="Default" office:value-type="string">
            <text:p>VBD</text:p>
          </table:table-cell>
          <table:table-cell table:style-name="Default" office:value-type="string">
            <text:p>VBI</text:p>
          </table:table-cell>
          <table:table-cell table:style-name="Default" office:value-type="string">
            <text:p>DT0</text:p>
          </table:table-cell>
          <table:table-cell table:style-name="Default" office:value-type="string">
            <text:p>UNC</text:p>
          </table:table-cell>
          <table:table-cell table:style-name="Default" office:value-type="string">
            <text:p>AT0</text:p>
          </table:table-cell>
          <table:table-cell table:style-name="Default" office:value-type="string">
            <text:p>VVZ</text:p>
          </table:table-cell>
          <table:table-cell table:style-name="Default" office:value-type="string">
            <text:p>DPS</text:p>
          </table:table-cell>
          <table:table-cell table:style-name="Default" office:value-type="string">
            <text:p>VVG</text:p>
          </table:table-cell>
          <table:table-cell table:style-name="Default" office:value-type="string">
            <text:p>VVD</text:p>
          </table:table-cell>
          <table:table-cell table:style-name="Default" office:value-type="string">
            <text:p>VVB</text:p>
          </table:table-cell>
          <table:table-cell table:style-name="Default" office:value-type="string">
            <text:p>VHZ</text:p>
          </table:table-cell>
          <table:table-cell table:style-name="Default" office:value-type="string">
            <text:p>VDN</text:p>
          </table:table-cell>
          <table:table-cell table:style-name="Default" office:value-type="string">
            <text:p>VVN</text:p>
          </table:table-cell>
          <table:table-cell table:style-name="Default" office:value-type="string">
            <text:p>NN0</text:p>
          </table:table-cell>
          <table:table-cell table:style-name="Default" office:value-type="string">
            <text:p>VDZ</text:p>
          </table:table-cell>
          <table:table-cell table:style-name="Default" office:value-type="string">
            <text:p>NN1</text:p>
          </table:table-cell>
          <table:table-cell table:style-name="Default" office:value-type="string">
            <text:p>NN2</text:p>
          </table:table-cell>
          <table:table-cell table:style-name="Default" office:value-type="string">
            <text:p>TO0</text:p>
          </table:table-cell>
          <table:table-cell table:style-name="Default" office:value-type="string">
            <text:p>XX0</text:p>
          </table:table-cell>
          <table:table-cell table:style-name="Default" office:value-type="string">
            <text:p>VVI</text:p>
          </table:table-cell>
          <table:table-cell table:style-name="Default" office:value-type="string">
            <text:p>DTQ</text:p>
          </table:table-cell>
          <table:table-cell table:style-name="Default" office:value-type="string">
            <text:p>VDD</text:p>
          </table:table-cell>
          <table:table-cell table:style-name="Default" office:value-type="string">
            <text:p>VDB</text:p>
          </table:table-cell>
          <table:table-cell table:style-name="Default" office:value-type="string">
            <text:p>VHN</text:p>
          </table:table-cell>
          <table:table-cell table:style-name="Default" office:value-type="string">
            <text:p>VHI</text:p>
          </table:table-cell>
          <table:table-cell table:style-name="Default" office:value-type="string">
            <text:p>VHG</text:p>
          </table:table-cell>
          <table:table-cell table:style-name="Default" office:value-type="string">
            <text:p>AJS</text:p>
          </table:table-cell>
          <table:table-cell table:style-name="Default" office:value-type="string">
            <text:p>VHD</text:p>
          </table:table-cell>
          <table:table-cell table:style-name="Default" office:value-type="string">
            <text:p>VDI</text:p>
          </table:table-cell>
          <table:table-cell table:style-name="Default" office:value-type="string">
            <text:p>CJC</text:p>
          </table:table-cell>
          <table:table-cell table:style-name="Default" office:value-type="string">
            <text:p>VHB</text:p>
          </table:table-cell>
          <table:table-cell table:style-name="Default" office:value-type="string">
            <text:p>VDG</text:p>
          </table:table-cell>
          <table:table-cell table:style-name="Default" office:value-type="string">
            <text:p>CRD</text:p>
          </table:table-cell>
          <table:table-cell table:style-name="Default" office:value-type="string">
            <text:p>PUN</text:p>
          </table:table-cell>
        </table:table-row>
        <table:table-row table:style-name="ro4">
          <table:table-cell office:value-type="string">
            <text:p>AJ0</text:p>
          </table:table-cell>
          <table:table-cell office:value-type="float" office:value="1211">
            <text:p>12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AV0</text:p>
          </table:table-cell>
          <table:table-cell office:value-type="float" office:value="16">
            <text:p>16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4">
          <table:table-cell office:value-type="string">
            <text:p>PNX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NP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EX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0" office:value-type="float" office:value="0">
            <text:p>0</text:p>
          </table:table-cell>
        </table:table-row>
        <table:table-row table:style-name="ro4">
          <table:table-cell office:value-type="string">
            <text:p>PNQ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number-columns-repeated="51" office:value-type="float" office:value="0">
            <text:p>0</text:p>
          </table:table-cell>
        </table:table-row>
        <table:table-row table:style-name="ro4">
          <table:table-cell office:value-type="string">
            <text:p>PN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ITJ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4">
          <table:table-cell office:value-type="string">
            <text:p>VM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86">
            <text:p>286</text:p>
          </table:table-cell>
          <table:table-cell table:number-columns-repeated="2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4">
          <table:table-cell office:value-type="string">
            <text:p>ZZ0</text:p>
          </table:table-cell>
          <table:table-cell table:number-columns-repeated="9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4">
          <table:table-cell office:value-type="string">
            <text:p>VBN</text:p>
          </table:table-cell>
          <table:table-cell table:number-columns-repeated="10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PRF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office:value-type="float" office:value="909">
            <text:p>909</text:p>
          </table:table-cell>
          <table:table-cell table:number-columns-repeated="3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4">
          <table:table-cell office:value-type="string">
            <text:p>PNI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CJS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1"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26">
            <text:p>2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4">
          <table:table-cell office:value-type="string">
            <text:p>PRP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038">
            <text:p>2038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4">
          <table:table-cell office:value-type="string">
            <text:p>CJT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95">
            <text:p>195</text:p>
          </table:table-cell>
          <table:table-cell table:number-columns-repeated="9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1" office:value-type="float" office:value="0">
            <text:p>0</text:p>
          </table:table-cell>
        </table:table-row>
        <table:table-row table:style-name="ro4">
          <table:table-cell office:value-type="string">
            <text:p>ORD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office:value-type="string">
            <text:p>AJC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VBZ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20">
            <text:p>42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4">
          <table:table-cell office:value-type="string">
            <text:p>AVP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4">
          <table:table-cell office:value-type="string">
            <text:p>VBB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4">
          <table:table-cell office:value-type="string">
            <text:p>AVQ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4">
          <table:table-cell office:value-type="string">
            <text:p>VBG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4">
          <table:table-cell office:value-type="string">
            <text:p>VBD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87">
            <text:p>187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4">
          <table:table-cell office:value-type="string">
            <text:p>VBI</text:p>
          </table:table-cell>
          <table:table-cell table:number-columns-repeated="24" office:value-type="float" office:value="0">
            <text:p>0</text:p>
          </table:table-cell>
          <table:table-cell office:value-type="float" office:value="211">
            <text:p>21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4">
          <table:table-cell office:value-type="string">
            <text:p>DT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488">
            <text:p>488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4">
          <table:table-cell office:value-type="string">
            <text:p>UNC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AT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5">
            <text:p>2175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VV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87">
            <text:p>287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4">
          <table:table-cell office:value-type="string">
            <text:p>DPS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75">
            <text:p>37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4">
          <table:table-cell office:value-type="string">
            <text:p>VVG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6">
            <text:p>166</text:p>
          </table:table-cell>
          <table:table-cell table:number-columns-repeated="7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VVD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office:value-type="string">
            <text:p>VVB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VHZ</text:p>
          </table:table-cell>
          <table:table-cell table:number-columns-repeated="2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VDN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4">
          <table:table-cell office:value-type="string">
            <text:p>VVN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4">
            <text:p>6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4">
          <table:table-cell office:value-type="string">
            <text:p>NN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4">
          <table:table-cell office:value-type="string">
            <text:p>VDZ</text:p>
          </table:table-cell>
          <table:table-cell table:number-columns-repeated="3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4">
          <table:table-cell office:value-type="string">
            <text:p>NN1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449">
            <text:p>34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NN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082">
            <text:p>108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4">
          <table:table-cell office:value-type="string">
            <text:p>TO0</text:p>
          </table:table-cell>
          <table:table-cell table:number-columns-repeated="14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5" office:value-type="float" office:value="0">
            <text:p>0</text:p>
          </table:table-cell>
          <table:table-cell office:value-type="float" office:value="394">
            <text:p>394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4">
          <table:table-cell office:value-type="string">
            <text:p>XX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4">
          <table:table-cell office:value-type="string">
            <text:p>VVI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397">
            <text:p>39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office:value-type="string">
            <text:p>DTQ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4">
          <table:table-cell office:value-type="string">
            <text:p>VDD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VDB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4">
          <table:table-cell office:value-type="string">
            <text:p>VHN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VHI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4">
          <table:table-cell office:value-type="string">
            <text:p>VHG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AJS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0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</table:table-row>
        <table:table-row table:style-name="ro4">
          <table:table-cell office:value-type="string">
            <text:p>VHD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7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6" office:value-type="float" office:value="0">
            <text:p>0</text:p>
          </table:table-cell>
        </table:table-row>
        <table:table-row table:style-name="ro4">
          <table:table-cell office:value-type="string">
            <text:p>VDI</text:p>
          </table:table-cell>
          <table:table-cell table:number-columns-repeated="4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4">
          <table:table-cell office:value-type="string">
            <text:p>CJC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939">
            <text:p>93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4">
          <table:table-cell office:value-type="string">
            <text:p>VHB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4">
          <table:table-cell office:value-type="string">
            <text:p>VDG</text:p>
          </table:table-cell>
          <table:table-cell table:number-columns-repeated="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4">
          <table:table-cell office:value-type="string">
            <text:p>CR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string">
            <text:p>PU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37">
            <text:p>1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d320"/>
    </style:style>
    <style:style style:name="Untitled2" style:family="table-cell" style:parent-style-name="Default">
      <style:table-cell-properties fo:background-color="#9999ff" style:vertical-justify="auto"/>
      <style:paragraph-properties css3t:text-justify="auto"/>
    </style:style>
    <style:style style:name="Untitled3" style:family="table-cell" style:parent-style-name="Default">
      <style:table-cell-properties fo:background-color="#ffd32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kha </meta:initial-creator>
    <meta:creation-date>2013-10-14T22:14:22</meta:creation-date>
    <dc:date>2013-11-28T23:58:44</dc:date>
    <dc:creator>lekha </dc:creator>
    <meta:editing-duration>PT9M19S</meta:editing-duration>
    <meta:editing-cycles>2</meta:editing-cycles>
    <meta:generator>LibreOffice/3.5$Linux_x86 LibreOffice_project/350m1$Build-2</meta:generator>
    <meta:document-statistic meta:table-count="3" meta:cell-count="6962" meta:object-count="0"/>
  </office:meta>
</office:document-meta>
</file>